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283" officeooo:paragraph-rsid="001289f4"/>
    </style:style>
    <style:style style:name="T1" style:family="text">
      <style:text-properties officeooo:rsid="001c8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cript script:language="Template">@if(Model.Variable == 1)</text:script></text:span><text:span text:style-name="T1"><text:text-input text:description="Template">@Model.Var1
</text:text-input></text:span><text:text-input text:description="Templat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5</meta:editing-cycles>
    <meta:generator>LibreOffice/4.2.4.2$Windows_x86 LibreOffice_project/63150712c6d317d27ce2db16eb94c2f3d7b699f8</meta:generator>
    <dc:date>2014-06-18T09:41:21.572000000</dc:date>
    <meta:document-statistic meta:table-count="0" meta:image-count="0" meta:object-count="0" meta:page-count="1" meta:paragraph-count="1" meta:word-count="5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